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B000000F3D06853411998F967.png" manifest:media-type="image/png"/>
  <manifest:file-entry manifest:full-path="Pictures/10000001000001DB000000F322D74A133AC1CB32.png" manifest:media-type="image/png"/>
  <manifest:file-entry manifest:full-path="Pictures/10000001000001DB000000F309F7C847336D7F3B.png" manifest:media-type="image/png"/>
  <manifest:file-entry manifest:full-path="Pictures/10000001000001DB000000F32C01C22884A21812.png" manifest:media-type="image/png"/>
  <manifest:file-entry manifest:full-path="Pictures/10000001000001DB000000F34865E4054507C372.png" manifest:media-type="image/png"/>
  <manifest:file-entry manifest:full-path="Pictures/10000001000001DB000000F3575666B22FAB7463.png" manifest:media-type="image/png"/>
  <manifest:file-entry manifest:full-path="Pictures/10000001000001D2000000F9BD722AFD9F0AC240.png" manifest:media-type="image/png"/>
  <manifest:file-entry manifest:full-path="Pictures/10000001000001DB000000F3071F7025C10DD7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e353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officeooo:paragraph-rsid="0008e353"/>
    </style:style>
    <style:style style:name="P3" style:family="paragraph" style:parent-style-name="Header">
      <style:text-properties officeooo:rsid="0009f8ef" officeooo:paragraph-rsid="0009f8ef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x="0.9957in" svg:y="-0.4161in" svg:width="4.948in" svg:height="2.5311in" draw:z-index="0"><draw:image xlink:href="Pictures/10000001000001DB000000F3071F7025C10DD7E7.png" xlink:type="simple" xlink:show="embed" xlink:actuate="onLoad" draw:mime-type="image/png"/></draw:frame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4.8543in" svg:height="2.5937in" draw:z-index="9"><draw:image xlink:href="Pictures/10000001000001D2000000F9BD722AFD9F0AC24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char" svg:x="1.2075in" svg:y="0.1335in" svg:width="4.948in" svg:height="2.5311in" draw:z-index="2"><draw:image xlink:href="Pictures/10000001000001DB000000F3575666B22FAB74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7" text:anchor-type="char" svg:x="1.2075in" svg:y="0.172in" svg:width="4.948in" svg:height="2.5311in" draw:z-index="5"><draw:image xlink:href="Pictures/10000001000001DB000000F32C01C22884A218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draw:frame draw:style-name="fr2" draw:name="Image3" text:anchor-type="char" svg:x="1.0681in" svg:y="2.3402in" svg:width="4.948in" svg:height="2.5311in" draw:z-index="1"><draw:image xlink:href="Pictures/10000001000001DB000000F309F7C847336D7F3B.png" xlink:type="simple" xlink:show="embed" xlink:actuate="onLoad" draw:mime-type="image/png"/></draw:frame><draw:frame draw:style-name="fr2" draw:name="Image5" text:anchor-type="char" svg:x="1.0902in" svg:y="4.8709in" svg:width="4.948in" svg:height="2.5311in" draw:z-index="3"><draw:image xlink:href="Pictures/10000001000001DB000000F322D74A133AC1CB32.png" xlink:type="simple" xlink:show="embed" xlink:actuate="onLoad" draw:mime-type="image/png"/></draw:frame><draw:frame draw:style-name="fr2" draw:name="Image6" text:anchor-type="char" svg:x="1.0902in" svg:y="7.4016in" svg:width="4.948in" svg:height="2.5311in" draw:z-index="4"><draw:image xlink:href="Pictures/10000001000001DB000000F34865E4054507C372.png" xlink:type="simple" xlink:show="embed" xlink:actuate="onLoad" draw:mime-type="image/png"/></draw:frame><draw:frame draw:style-name="fr2" draw:name="Image8" text:anchor-type="char" svg:x="0.989in" svg:y="-0.3228in" svg:width="4.948in" svg:height="2.5311in" draw:z-index="6"><draw:image xlink:href="Pictures/10000001000001DB000000F3D06853411998F96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f8ef" officeooo:paragraph-rsid="0009f8ef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paragraph" draw:z-index="8" draw:name="Text Frame 1" draw:style-name="Mgr1" draw:text-style-name="MP2" svg:width="6.8543in" svg:height="0.576in" svg:x="0.1134in" svg:y="-0.3701in"><draw:text-box><text:p>rrm_cv9/trajectory_visualization<text:tab/><text:tab/><text:tab/><text:tab/><text:tab/><text:tab/><text:tab/>Kocur Maros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5T17:06:07.002312777</meta:creation-date>
    <dc:date>2022-12-16T13:18:26.801337617</dc:date>
    <meta:editing-duration>PT14M46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2" meta:paragraph-count="1" meta:word-count="0" meta:character-count="2" meta:non-whitespace-character-count="0"/>
  </office:meta>
</office:document-meta>
</file>